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automatic-styles>
    <style:style style:name="P1" style:family="paragraph" style:parent-style-name="Standard">
      <style:text-properties officeooo:rsid="0029d721" officeooo:paragraph-rsid="0029d721"/>
    </style:style>
    <style:style style:name="P2" style:family="paragraph" style:parent-style-name="Title">
      <style:text-properties officeooo:rsid="0031611b" officeooo:paragraph-rsid="0031611b"/>
    </style:style>
    <style:style style:name="P3" style:family="paragraph" style:parent-style-name="Standard">
      <style:text-properties fo:font-size="16pt" officeooo:rsid="0029d721" officeooo:paragraph-rsid="0029d721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ease Please Me</text:p>
      <text:p text:style-name="P1"/>
      <text:section text:style-name="Sect1" text:name="Section1">
        <text:p text:style-name="P3">Last night I said these words to my girl</text:p>
        <text:p text:style-name="P3">I know you never even try girl</text:p>
        <text:p text:style-name="P3">Come on (come on)</text:p>
        <text:p text:style-name="P3">Come on (come on)</text:p>
        <text:p text:style-name="P3">Come on (come on)</text:p>
        <text:p text:style-name="P3">Come on (come on)</text:p>
        <text:p text:style-name="P3">Please, please me, whoa, yeah, like I please you</text:p>
        <text:p text:style-name="P3">You don't need me to show the way, love</text:p>
        <text:p text:style-name="P3">Why do I always have to say, love</text:p>
        <text:p text:style-name="P3">Come on (come on)</text:p>
        <text:p text:style-name="P3">Come on (come on)</text:p>
        <text:p text:style-name="P3">Come on (come on)</text:p>
        <text:p text:style-name="P3">Come on (come on)</text:p>
        <text:p text:style-name="P3">Please, please me, whoa, yeah, like I please you</text:p>
        <text:p text:style-name="P3">I don't want to sound complaining</text:p>
        <text:p text:style-name="P3">But you know there's always rain in my heart (in my heart)</text:p>
        <text:p text:style-name="P3">I do all the pleasing with you</text:p>
        <text:p text:style-name="P3">It's so hard to reason with you</text:p>
        <text:p text:style-name="P3">Whoa, yeah, why do you make me blue?</text:p>
        <text:p text:style-name="P3">Last night I said these words to my girl</text:p>
        <text:p text:style-name="P3">I know you never even try, girl</text:p>
        <text:p text:style-name="P3">Come on (come on)</text:p>
        <text:p text:style-name="P3">Come on (come on)</text:p>
        <text:p text:style-name="P3">Come on (come on)</text:p>
        <text:p text:style-name="P3">Come on (come on)</text:p>
        <text:p text:style-name="P3">Please, please me, whoa, yeah, like I please you</text:p>
        <text:p text:style-name="P3">Whoa yeah, like I please you</text:p>
        <text:p text:style-name="P3">Whoa yeah, like I please you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nturis ADF" fo:font-family="'Venturis ADF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nturisSans ADF No2 Cd" fo:font-family="'VenturisSans ADF No2 Cd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enturis" style:family="text">
      <style:text-properties style:font-name="Venturis ADF" fo:font-family="'Venturis ADF'" style:font-style-name="Regular" style:font-pitch="variable" fo:font-size="11pt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4:43:34.999258646</meta:creation-date>
    <dc:title>new_venturis</dc:title>
    <meta:editing-duration>PT1H15M43S</meta:editing-duration>
    <meta:editing-cycles>6</meta:editing-cycles>
    <meta:generator>LibreOffice/7.3.7.2$Linux_X86_64 LibreOffice_project/30$Build-2</meta:generator>
    <dc:date>2023-06-25T11:14:33.727870233</dc:date>
    <meta:print-date>2023-06-25T11:02:49.266059138</meta:print-date>
    <meta:document-statistic meta:table-count="0" meta:image-count="0" meta:object-count="0" meta:page-count="1" meta:paragraph-count="29" meta:word-count="179" meta:character-count="821" meta:non-whitespace-character-count="671"/>
    <meta:template xlink:type="simple" xlink:actuate="onRequest" xlink:title="new_venturis" xlink:href="../../../../../Templates/new_venturis.ott" meta:date="2023-05-13T14:43:34.278230612"/>
  </office:meta>
</office:document-meta>
</file>